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926b3" officeooo:paragraph-rsid="000926b3"/>
    </style:style>
    <style:style style:name="P2" style:family="paragraph" style:parent-style-name="Standard">
      <style:text-properties style:font-name="Times New Roman" officeooo:rsid="000926b3" officeooo:paragraph-rsid="000ed6f6"/>
    </style:style>
    <style:style style:name="T1" style:family="text">
      <style:text-properties officeooo:rsid="000b20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d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trodução</text:span></text:p>
      <text:p text:style-name="P1"/>
      <text:p text:style-name="P1"><text:tab/>A complexidade e a riquesa em detalhes dos jogos criaram a necessidade de que os elementos não controlados pelo jogador tenham comportamentos <text:span text:style-name="T1">parecidos com os que um ser humano normalmente teria, para que não haja quebra da imersão. Tal necessidade fez com que fossem desenvolvidas novas tecnicas para a implementação de inteligencias artificiais nos jogos. Segundo (…) a area da inteligencia artificial vem sofrendo um grande impacto mediante ao crecimento da area de desenvolvimento de jogos.</text:span></text:p>
      <text:p text:style-name="P1"/>
      <text:p text:style-name="P2">A complexidade e a riquesa em detalhes dos jogos criaram a necessidade de que os elementos não controlados pelo jogador tenham comportamentos <text:span text:style-name="T3">inteligentes. Tal necessidade fez com que fossem desenvolvidas novas tecnicas para a implementação de inteligencias artificiais nos jogos. Segundo (…) a area da inteligencia artificial vem sofrendo um grande impacto mediante ao crecimento da area de desenvolvimento de jogos. Em simulações que tentam reproduzir condições do mundo real se faz necessario o uso de tecnicas que permitam a implementação de inteligencias mais sofistic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23:38:51.965690862</meta:creation-date>
    <dc:date>2016-08-26T00:37:43.013539924</dc:date>
    <meta:editing-duration>PT6M59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62" meta:character-count="1081" meta:non-whitespace-character-count="921"/>
  </office:meta>
</office:document-meta>
</file>